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MappingInfoHandlerMapping.getMappingComparator( final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getConsumablePatchMediaTyp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tialMatchHelper.hasMethods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.hasConsumes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getParam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tialMatchHelper.hasParams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OptionsHandler.han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PartialMatchHelper( Set &lt; RequestMappingInfo &gt; infos ,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tialMatch.hasParams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.handleNoMatch( Set &lt; RequestMappingInfo &gt; infos , ServerWebExchange exchan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HttpOptionsHandler.initAllowedHttpMethods( Set &lt; HttpMethod &gt; declaredMetho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tialMatchHelper.getProduci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MappingInfoHandlerMapping.handleMatch( RequestMappingInfo info , HandlerMethod handlerMethod ,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RequestMappingInfoHandlerMapping.getMatchingMapping( RequestMappingInfo info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.hasProducesM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getAllow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tialMatchHelper.getConsuma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tialMatch.hasMethod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Helper.hasProduces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.getHandlerInternal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tialMatchHelper.hasConsumes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MappingInfoHandlerMapping.getDirectPaths( RequestMapping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ialMatch.PartialMatch( RequestMappingInfo info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tialMatch.g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OptionsHandler.HttpOptionsHandler( Set &lt; HttpMethod &gt; declaredMethods , Set &lt; MediaType &gt; acceptP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